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83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Betriebswirtschaftslehre</text:p>
          </table:table-cell>
          <table:table-cell office:value-type="string">
            <text:p>BWL;D</text:p>
          </table:table-cell>
          <table:table-cell table:number-columns-repeated="3"/>
        </table:table-row>
        <table:table-row table:style-name="ro1">
          <table:table-cell office:value-type="string">
            <text:p>Betriebswirtschaftslehre/Internationales Management</text:p>
          </table:table-cell>
          <table:table-cell office:value-type="string">
            <text:p>BWLIM;D</text:p>
          </table:table-cell>
          <table:table-cell table:number-columns-repeated="3"/>
        </table:table-row>
        <table:table-row table:style-name="ro1">
          <table:table-cell office:value-type="string">
            <text:p>Biologie, Studiengang Neurobiologie</text:p>
          </table:table-cell>
          <table:table-cell office:value-type="string">
            <text:p>BNB;D</text:p>
          </table:table-cell>
          <table:table-cell table:number-columns-repeated="3"/>
        </table:table-row>
        <table:table-row table:style-name="ro1">
          <table:table-cell office:value-type="string">
            <text:p>Biosystemtechnik</text:p>
          </table:table-cell>
          <table:table-cell office:value-type="string">
            <text:p>BSYT;D</text:p>
          </table:table-cell>
          <table:table-cell table:number-columns-repeated="3"/>
        </table:table-row>
        <table:table-row table:style-name="ro1">
          <table:table-cell office:value-type="string">
            <text:p>Computergestützte Prozessgestaltung</text:p>
          </table:table-cell>
          <table:table-cell office:value-type="string">
            <text:p>CPG;D</text:p>
          </table:table-cell>
          <table:table-cell table:number-columns-repeated="3"/>
        </table:table-row>
        <table:table-row table:style-name="ro1">
          <table:table-cell office:value-type="string">
            <text:p>Computermathematik</text:p>
          </table:table-cell>
          <table:table-cell office:value-type="string">
            <text:p>CMA;D</text:p>
          </table:table-cell>
          <table:table-cell table:number-columns-repeated="3"/>
        </table:table-row>
        <table:table-row table:style-name="ro1">
          <table:table-cell office:value-type="string">
            <text:p>Computervisualistik</text:p>
          </table:table-cell>
          <table:table-cell office:value-type="string">
            <text:p>CV;i</text:p>
          </table:table-cell>
          <table:table-cell table:number-columns-repeated="3"/>
        </table:table-row>
        <table:table-row table:style-name="ro1">
          <table:table-cell office:value-type="string">
            <text:p>Elektrotechnik</text:p>
          </table:table-cell>
          <table:table-cell office:value-type="string">
            <text:p>ET;D</text:p>
          </table:table-cell>
          <table:table-cell table:number-columns-repeated="3"/>
        </table:table-row>
        <table:table-row table:style-name="ro1">
          <table:table-cell office:value-type="string">
            <text:p>Energietechnik</text:p>
          </table:table-cell>
          <table:table-cell office:value-type="string">
            <text:p>EGT;D</text:p>
          </table:table-cell>
          <table:table-cell table:number-columns-repeated="3"/>
        </table:table-row>
        <table:table-row table:style-name="ro1">
          <table:table-cell office:value-type="string">
            <text:p>Informatik</text:p>
          </table:table-cell>
          <table:table-cell office:value-type="string">
            <text:p>IF;i</text:p>
          </table:table-cell>
          <table:table-cell table:number-columns-repeated="3"/>
        </table:table-row>
        <table:table-row table:style-name="ro1">
          <table:table-cell office:value-type="string">
            <text:p>Informationstechnologie</text:p>
          </table:table-cell>
          <table:table-cell office:value-type="string">
            <text:p>IT;D</text:p>
          </table:table-cell>
          <table:table-cell table:number-columns-repeated="3"/>
        </table:table-row>
        <table:table-row table:style-name="ro1">
          <table:table-cell office:value-type="string">
            <text:p>Ingenieurinformatik</text:p>
          </table:table-cell>
          <table:table-cell office:value-type="string">
            <text:p>INGIF;i</text:p>
          </table:table-cell>
          <table:table-cell table:number-columns-repeated="3"/>
        </table:table-row>
        <table:table-row table:style-name="ro1">
          <table:table-cell office:value-type="string">
            <text:p>Künstlerisches Diplomstudium</text:p>
          </table:table-cell>
          <table:table-cell office:value-type="string">
            <text:p>KD</text:p>
          </table:table-cell>
          <table:table-cell table:number-columns-repeated="3"/>
        </table:table-row>
        <table:table-row table:style-name="ro1">
          <table:table-cell office:value-type="string">
            <text:p>Maschinenbau</text:p>
          </table:table-cell>
          <table:table-cell office:value-type="string">
            <text:p>MB;D</text:p>
          </table:table-cell>
          <table:table-cell table:number-columns-repeated="3"/>
        </table:table-row>
        <table:table-row table:style-name="ro2">
          <table:table-cell office:value-type="string">
            <text:p>Mathematik</text:p>
          </table:table-cell>
          <table:table-cell office:value-type="string">
            <text:p>MA;D</text:p>
          </table:table-cell>
          <table:table-cell table:number-columns-repeated="3"/>
        </table:table-row>
        <table:table-row table:style-name="ro1">
          <table:table-cell office:value-type="string">
            <text:p>Mechatronik</text:p>
          </table:table-cell>
          <table:table-cell office:value-type="string">
            <text:p>MTK;D</text:p>
          </table:table-cell>
          <table:table-cell table:number-columns-repeated="3"/>
        </table:table-row>
        <table:table-row table:style-name="ro1">
          <table:table-cell office:value-type="string">
            <text:p>Molekulare und strukturelle Produktgestaltung</text:p>
          </table:table-cell>
          <table:table-cell office:value-type="string">
            <text:p>MSPG;D</text:p>
          </table:table-cell>
          <table:table-cell table:number-columns-repeated="3"/>
        </table:table-row>
        <table:table-row table:style-name="ro1">
          <table:table-cell office:value-type="string">
            <text:p>Musikpädagogik Gesang</text:p>
          </table:table-cell>
          <table:table-cell office:value-type="string">
            <text:p>MUPG</text:p>
          </table:table-cell>
          <table:table-cell table:number-columns-repeated="3"/>
        </table:table-row>
        <table:table-row table:style-name="ro1">
          <table:table-cell office:value-type="string">
            <text:p>Musikpädagogik instrumental</text:p>
          </table:table-cell>
          <table:table-cell office:value-type="string">
            <text:p>MUPI</text:p>
          </table:table-cell>
          <table:table-cell table:number-columns-repeated="3"/>
        </table:table-row>
        <table:table-row table:style-name="ro1">
          <table:table-cell office:value-type="string">
            <text:p>Physik</text:p>
          </table:table-cell>
          <table:table-cell office:value-type="string">
            <text:p>PH;D</text:p>
          </table:table-cell>
          <table:table-cell table:number-columns-repeated="3"/>
        </table:table-row>
        <table:table-row table:style-name="ro1">
          <table:table-cell office:value-type="string">
            <text:p>Psychologie</text:p>
          </table:table-cell>
          <table:table-cell office:value-type="string">
            <text:p>PSY;D</text:p>
          </table:table-cell>
          <table:table-cell table:number-columns-repeated="3"/>
        </table:table-row>
        <table:table-row table:style-name="ro1">
          <table:table-cell office:value-type="string">
            <text:p>Sport und Technik</text:p>
          </table:table-cell>
          <table:table-cell office:value-type="string">
            <text:p>SPTE;D</text:p>
          </table:table-cell>
          <table:table-cell table:number-columns-repeated="3"/>
        </table:table-row>
        <table:table-row table:style-name="ro1">
          <table:table-cell office:value-type="string">
            <text:p>Systemtechnik und Technische Kybernetik</text:p>
          </table:table-cell>
          <table:table-cell office:value-type="string">
            <text:p>STK;D</text:p>
          </table:table-cell>
          <table:table-cell table:number-columns-repeated="3"/>
        </table:table-row>
        <table:table-row table:style-name="ro1">
          <table:table-cell office:value-type="string">
            <text:p>Technomathematik</text:p>
          </table:table-cell>
          <table:table-cell office:value-type="string">
            <text:p>TMA;D</text:p>
          </table:table-cell>
          <table:table-cell table:number-columns-repeated="3"/>
        </table:table-row>
        <table:table-row table:style-name="ro1">
          <table:table-cell office:value-type="string">
            <text:p>Umwelt- und Energieprozesstechnik</text:p>
          </table:table-cell>
          <table:table-cell office:value-type="string">
            <text:p>UEPT;D</text:p>
          </table:table-cell>
          <table:table-cell table:number-columns-repeated="3"/>
        </table:table-row>
        <table:table-row table:style-name="ro1">
          <table:table-cell office:value-type="string">
            <text:p>Verfahrenstechnik</text:p>
          </table:table-cell>
          <table:table-cell office:value-type="string">
            <text:p>VT;D</text:p>
          </table:table-cell>
          <table:table-cell table:number-columns-repeated="3"/>
        </table:table-row>
        <table:table-row table:style-name="ro1">
          <table:table-cell office:value-type="string">
            <text:p>Volkswirtschaftslehre</text:p>
          </table:table-cell>
          <table:table-cell office:value-type="string">
            <text:p>VWL;D</text:p>
          </table:table-cell>
          <table:table-cell table:number-columns-repeated="3"/>
        </table:table-row>
        <table:table-row table:style-name="ro1">
          <table:table-cell office:value-type="string">
            <text:p>Volkswirtschaftslehre / Internationale Wirtschaft</text:p>
          </table:table-cell>
          <table:table-cell office:value-type="string">
            <text:p>VWLIW;D</text:p>
          </table:table-cell>
          <table:table-cell table:number-columns-repeated="3"/>
        </table:table-row>
        <table:table-row table:style-name="ro1">
          <table:table-cell office:value-type="string">
            <text:p>Wirtschaftsinformatik</text:p>
          </table:table-cell>
          <table:table-cell office:value-type="string">
            <text:p>WIF;i</text:p>
          </table:table-cell>
          <table:table-cell table:number-columns-repeated="3"/>
        </table:table-row>
        <table:table-row table:style-name="ro1">
          <table:table-cell office:value-type="string">
            <text:p>Wirtschaftsingenieurwesen für Elektrotechnik</text:p>
          </table:table-cell>
          <table:table-cell office:value-type="string">
            <text:p>WET;D</text:p>
          </table:table-cell>
          <table:table-cell table:number-columns-repeated="3"/>
        </table:table-row>
        <table:table-row table:style-name="ro1">
          <table:table-cell office:value-type="string">
            <text:p>Wirtschaftsingenieurwesen Logistik</text:p>
          </table:table-cell>
          <table:table-cell office:value-type="string">
            <text:p>WLO;D</text:p>
          </table:table-cell>
          <table:table-cell table:number-columns-repeated="3"/>
        </table:table-row>
        <table:table-row table:style-name="ro1">
          <table:table-cell office:value-type="string">
            <text:p>Wirtschaftsingenieurwesen Maschinenbau</text:p>
          </table:table-cell>
          <table:table-cell office:value-type="string">
            <text:p>WMB;D</text:p>
          </table:table-cell>
          <table:table-cell table:number-columns-repeated="3"/>
        </table:table-row>
        <table:table-row table:style-name="ro1">
          <table:table-cell office:value-type="string">
            <text:p>Wirtschaftsmathematik</text:p>
          </table:table-cell>
          <table:table-cell office:value-type="string">
            <text:p>WMA;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rtschaftspädagogik</text:p>
          </table:table-cell>
          <table:table-cell table:style-name="ce1" office:value-type="string">
            <text:p>WP;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Berufsbildung</text:p>
          </table:table-cell>
          <table:table-cell office:value-type="string">
            <text:p>BG;B</text:p>
          </table:table-cell>
          <table:table-cell table:number-columns-repeated="3"/>
        </table:table-row>
        <table:table-row table:style-name="ro1">
          <table:table-cell office:value-type="string">
            <text:p>Betriebswirtschaftslehre (Bachelor)</text:p>
          </table:table-cell>
          <table:table-cell office:value-type="string">
            <text:p>BWL;B</text:p>
          </table:table-cell>
          <table:table-cell table:number-columns-repeated="3"/>
        </table:table-row>
        <table:table-row table:style-name="ro1">
          <table:table-cell office:value-type="string">
            <text:p>Betriebswirtschaftslehre/Internationales Management (Bachelor)</text:p>
          </table:table-cell>
          <table:table-cell office:value-type="string">
            <text:p>BWLIM;B</text:p>
          </table:table-cell>
          <table:table-cell table:number-columns-repeated="3"/>
        </table:table-row>
        <table:table-row table:style-name="ro1">
          <table:table-cell office:value-type="string">
            <text:p>Bildungswissenschaft</text:p>
          </table:table-cell>
          <table:table-cell office:value-type="string">
            <text:p>BiW;B</text:p>
          </table:table-cell>
          <table:table-cell table:number-columns-repeated="3"/>
        </table:table-row>
        <table:table-row table:style-name="ro2">
          <table:table-cell office:value-type="string">
            <text:p>Computer Systems in Engineering</text:p>
          </table:table-cell>
          <table:table-cell office:value-type="string">
            <text:p>CSE;B</text:p>
          </table:table-cell>
          <table:table-cell table:number-columns-repeated="3"/>
        </table:table-row>
        <table:table-row table:style-name="ro1">
          <table:table-cell office:value-type="string">
            <text:p>Computermathematik (Bachelor)</text:p>
          </table:table-cell>
          <table:table-cell office:value-type="string">
            <text:p>CMA;B</text:p>
          </table:table-cell>
          <table:table-cell table:number-columns-repeated="3"/>
        </table:table-row>
        <table:table-row table:style-name="ro1">
          <table:table-cell office:value-type="string">
            <text:p>Computervisualistik (Bachelor)</text:p>
          </table:table-cell>
          <table:table-cell office:value-type="string">
            <text:p>CV;B</text:p>
          </table:table-cell>
          <table:table-cell table:number-columns-repeated="3"/>
        </table:table-row>
        <table:table-row table:style-name="ro2">
          <table:table-cell office:value-type="string">
            <text:p>European Studies (Bachelor)</text:p>
          </table:table-cell>
          <table:table-cell office:value-type="string">
            <text:p>EUS;B</text:p>
          </table:table-cell>
          <table:table-cell table:number-columns-repeated="3"/>
        </table:table-row>
        <table:table-row table:style-name="ro1">
          <table:table-cell office:value-type="string">
            <text:p>Informatik (Bachelor)</text:p>
          </table:table-cell>
          <table:table-cell office:value-type="string">
            <text:p>IF;B</text:p>
          </table:table-cell>
          <table:table-cell table:number-columns-repeated="3"/>
        </table:table-row>
        <table:table-row table:style-name="ro1">
          <table:table-cell office:value-type="string">
            <text:p>Internationales Management</text:p>
          </table:table-cell>
          <table:table-cell office:value-type="string">
            <text:p>IM;B</text:p>
          </table:table-cell>
          <table:table-cell table:number-columns-repeated="3"/>
        </table:table-row>
        <table:table-row table:style-name="ro1">
          <table:table-cell office:value-type="string">
            <text:p>Kulturwissenschaft, Wissensmanagement, Logistik: Cultural Engineering</text:p>
          </table:table-cell>
          <table:table-cell office:value-type="string">
            <text:p>KWL;B</text:p>
          </table:table-cell>
          <table:table-cell table:number-columns-repeated="3"/>
        </table:table-row>
        <table:table-row table:style-name="ro1">
          <table:table-cell office:value-type="string">
            <text:p>Kulturwissenschaften</text:p>
          </table:table-cell>
          <table:table-cell office:value-type="string">
            <text:p>KuW;B</text:p>
          </table:table-cell>
          <table:table-cell table:number-columns-repeated="3"/>
        </table:table-row>
        <table:table-row table:style-name="ro2">
          <table:table-cell office:value-type="string">
            <text:p>Management and Economics</text:p>
          </table:table-cell>
          <table:table-cell office:value-type="string">
            <text:p>MANEC;B</text:p>
          </table:table-cell>
          <table:table-cell table:number-columns-repeated="3"/>
        </table:table-row>
        <table:table-row table:style-name="ro1">
          <table:table-cell office:value-type="string">
            <text:p>Management, Wissenschaftlicher Kurzstudiengang</text:p>
          </table:table-cell>
          <table:table-cell office:value-type="string">
            <text:p>MWK</text:p>
          </table:table-cell>
          <table:table-cell table:number-columns-repeated="3"/>
        </table:table-row>
        <table:table-row table:style-name="ro1">
          <table:table-cell office:value-type="string">
            <text:p>Medienbildung: Visuelle Kultur und Kommunikation</text:p>
          </table:table-cell>
          <table:table-cell office:value-type="string">
            <text:p>MVK;B</text:p>
          </table:table-cell>
          <table:table-cell table:number-columns-repeated="3"/>
        </table:table-row>
        <table:table-row table:style-name="ro1">
          <table:table-cell office:value-type="string">
            <text:p>Philosophie-Neurowissenschaften-Kognition</text:p>
          </table:table-cell>
          <table:table-cell office:value-type="string">
            <text:p>PNK;B</text:p>
          </table:table-cell>
          <table:table-cell table:number-columns-repeated="3"/>
        </table:table-row>
        <table:table-row table:style-name="ro1">
          <table:table-cell office:value-type="string">
            <text:p>Psychologie (Bachelor)</text:p>
          </table:table-cell>
          <table:table-cell office:value-type="string">
            <text:p>PSY;B</text:p>
          </table:table-cell>
          <table:table-cell table:number-columns-repeated="3"/>
        </table:table-row>
        <table:table-row table:style-name="ro1">
          <table:table-cell office:value-type="string">
            <text:p>Sicherheit und Gefahrenabwehr (Bachelor)</text:p>
          </table:table-cell>
          <table:table-cell office:value-type="string">
            <text:p>SGA;B</text:p>
          </table:table-cell>
          <table:table-cell table:number-columns-repeated="3"/>
        </table:table-row>
        <table:table-row table:style-name="ro1">
          <table:table-cell office:value-type="string">
            <text:p>Sozialwissenschaften</text:p>
          </table:table-cell>
          <table:table-cell office:value-type="string">
            <text:p>SoW;B</text:p>
          </table:table-cell>
          <table:table-cell table:number-columns-repeated="3"/>
        </table:table-row>
        <table:table-row table:style-name="ro1">
          <table:table-cell office:value-type="string">
            <text:p>Sportwissenschaft</text:p>
          </table:table-cell>
          <table:table-cell office:value-type="string">
            <text:p>SpW;B</text:p>
          </table:table-cell>
          <table:table-cell table:number-columns-repeated="3"/>
        </table:table-row>
        <table:table-row table:style-name="ro1">
          <table:table-cell office:value-type="string">
            <text:p>Volkswirtschaftslehre (Bachelor)</text:p>
          </table:table-cell>
          <table:table-cell office:value-type="string">
            <text:p>VWL;B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rtschaftsinformatik (Bachelor)</text:p>
          </table:table-cell>
          <table:table-cell table:style-name="ce1" office:value-type="string">
            <text:p>WIF;B</text:p>
          </table:table-cell>
          <table:table-cell table:style-name="ce1" table:number-columns-repeated="3"/>
        </table:table-row>
        <table:table-row table:style-name="ro1">
          <table:table-cell office:value-type="string">
            <text:p>Betriebliche Berufsbildung und Berufsbildungsmanagement</text:p>
          </table:table-cell>
          <table:table-cell office:value-type="string">
            <text:p>BBG;M</text:p>
          </table:table-cell>
          <table:table-cell table:number-columns-repeated="3"/>
        </table:table-row>
        <table:table-row table:style-name="ro2">
          <table:table-cell office:value-type="string">
            <text:p>Chemical and Process Engineering</text:p>
          </table:table-cell>
          <table:table-cell office:value-type="string">
            <text:p>CPE;M</text:p>
          </table:table-cell>
          <table:table-cell table:number-columns-repeated="3"/>
        </table:table-row>
        <table:table-row table:style-name="ro1">
          <table:table-cell office:value-type="string">
            <text:p>Computational Visualistics (Master)</text:p>
          </table:table-cell>
          <table:table-cell office:value-type="string">
            <text:p>CV;M</text:p>
          </table:table-cell>
          <table:table-cell table:number-columns-repeated="3"/>
        </table:table-row>
        <table:table-row table:style-name="ro2">
          <table:table-cell office:value-type="string">
            <text:p>Computer Science (Master)</text:p>
          </table:table-cell>
          <table:table-cell office:value-type="string">
            <text:p>CS;M</text:p>
          </table:table-cell>
          <table:table-cell table:number-columns-repeated="3"/>
        </table:table-row>
        <table:table-row table:style-name="ro2">
          <table:table-cell office:value-type="string">
            <text:p>Computer Systems in Engineering</text:p>
          </table:table-cell>
          <table:table-cell office:value-type="string">
            <text:p>CSE;M</text:p>
          </table:table-cell>
          <table:table-cell table:number-columns-repeated="3"/>
        </table:table-row>
        <table:table-row table:style-name="ro1">
          <table:table-cell office:value-type="string">
            <text:p>Computermathematik (Master)</text:p>
          </table:table-cell>
          <table:table-cell office:value-type="string">
            <text:p>CMA;M</text:p>
          </table:table-cell>
          <table:table-cell table:number-columns-repeated="3"/>
        </table:table-row>
        <table:table-row table:style-name="ro1">
          <table:table-cell office:value-type="string">
            <text:p>Computervisualistik (Master)</text:p>
          </table:table-cell>
          <table:table-cell office:value-type="string">
            <text:p>CV;M</text:p>
          </table:table-cell>
          <table:table-cell table:number-columns-repeated="3"/>
        </table:table-row>
        <table:table-row table:style-name="ro2">
          <table:table-cell office:value-type="string">
            <text:p>Cultural Engineering</text:p>
          </table:table-cell>
          <table:table-cell office:value-type="string">
            <text:p>CuE;M</text:p>
          </table:table-cell>
          <table:table-cell table:number-columns-repeated="3"/>
        </table:table-row>
        <table:table-row table:style-name="ro2">
          <table:table-cell office:value-type="string">
            <text:p>Data &amp; Knowledge Engineering</text:p>
          </table:table-cell>
          <table:table-cell office:value-type="string">
            <text:p>DKE;M</text:p>
          </table:table-cell>
          <table:table-cell table:number-columns-repeated="3"/>
        </table:table-row>
        <table:table-row table:style-name="ro2">
          <table:table-cell office:value-type="string">
            <text:p>Economics and Finance</text:p>
          </table:table-cell>
          <table:table-cell office:value-type="string">
            <text:p>ECF;M</text:p>
          </table:table-cell>
          <table:table-cell table:number-columns-repeated="3"/>
        </table:table-row>
        <table:table-row table:style-name="ro2">
          <table:table-cell office:value-type="string">
            <text:p>Electrical Engineering and Information Technology</text:p>
          </table:table-cell>
          <table:table-cell office:value-type="string">
            <text:p>EEIT;M</text:p>
          </table:table-cell>
          <table:table-cell table:number-columns-repeated="3"/>
        </table:table-row>
        <table:table-row table:style-name="ro1">
          <table:table-cell office:value-type="string">
            <text:p>Elektrische Energiesysteme</text:p>
          </table:table-cell>
          <table:table-cell office:value-type="string">
            <text:p>EE;M</text:p>
          </table:table-cell>
          <table:table-cell table:number-columns-repeated="3"/>
        </table:table-row>
        <table:table-row table:style-name="ro2">
          <table:table-cell office:value-type="string">
            <text:p>European Studies (Master)</text:p>
          </table:table-cell>
          <table:table-cell office:value-type="string">
            <text:p>EUS;M</text:p>
          </table:table-cell>
          <table:table-cell table:number-columns-repeated="3"/>
        </table:table-row>
        <table:table-row table:style-name="ro1">
          <table:table-cell office:value-type="string">
            <text:p>Friedens- und Konfliktforschung (Master)</text:p>
          </table:table-cell>
          <table:table-cell office:value-type="string">
            <text:p>FKF;M</text:p>
          </table:table-cell>
          <table:table-cell table:number-columns-repeated="3"/>
        </table:table-row>
        <table:table-row table:style-name="ro1">
          <table:table-cell office:value-type="string">
            <text:p>Informatik (Master)</text:p>
          </table:table-cell>
          <table:table-cell office:value-type="string">
            <text:p>IF;M</text:p>
          </table:table-cell>
          <table:table-cell table:number-columns-repeated="3"/>
        </table:table-row>
        <table:table-row table:style-name="ro2">
          <table:table-cell office:value-type="string">
            <text:p>International Business Studies</text:p>
          </table:table-cell>
          <table:table-cell office:value-type="string">
            <text:p>IBS;M</text:p>
          </table:table-cell>
          <table:table-cell table:number-columns-repeated="3"/>
        </table:table-row>
        <table:table-row table:style-name="ro2">
          <table:table-cell office:value-type="string">
            <text:p>International Vocational Education</text:p>
          </table:table-cell>
          <table:table-cell office:value-type="string">
            <text:p>IVE;M</text:p>
          </table:table-cell>
          <table:table-cell table:number-columns-repeated="3"/>
        </table:table-row>
        <table:table-row table:style-name="ro2">
          <table:table-cell office:value-type="string">
            <text:p>Management (Master)</text:p>
          </table:table-cell>
          <table:table-cell office:value-type="string">
            <text:p>MAN;M</text:p>
          </table:table-cell>
          <table:table-cell table:number-columns-repeated="3"/>
        </table:table-row>
        <table:table-row table:style-name="ro2">
          <table:table-cell office:value-type="string">
            <text:p>Mechanical and Process Engineering</text:p>
          </table:table-cell>
          <table:table-cell office:value-type="string">
            <text:p>MPE;M</text:p>
          </table:table-cell>
          <table:table-cell table:number-columns-repeated="3"/>
        </table:table-row>
        <table:table-row table:style-name="ro2">
          <table:table-cell office:value-type="string">
            <text:p>Quality, Safety and Environment</text:p>
          </table:table-cell>
          <table:table-cell office:value-type="string">
            <text:p>QSE;M</text:p>
          </table:table-cell>
          <table:table-cell table:number-columns-repeated="3"/>
        </table:table-row>
        <table:table-row table:style-name="ro1">
          <table:table-cell office:value-type="string">
            <text:p>Sicherheit und Gefahrenabwehr (Master)</text:p>
          </table:table-cell>
          <table:table-cell office:value-type="string">
            <text:p>SGA;M</text:p>
          </table:table-cell>
          <table:table-cell table:number-columns-repeated="3"/>
        </table:table-row>
        <table:table-row table:style-name="ro1">
          <table:table-cell office:value-type="string">
            <text:p>Technical and Vocational Education and Training</text:p>
          </table:table-cell>
          <table:table-cell office:value-type="string">
            <text:p>TeVo;M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irtschaftsinformatik (Master)</text:p>
          </table:table-cell>
          <table:table-cell table:style-name="ce1" office:value-type="string">
            <text:p>WIF;M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>
            <text:p>Bauingenieurwesen</text:p>
          </table:table-cell>
          <table:table-cell office:value-type="string">
            <text:p>BauIng</text:p>
          </table:table-cell>
          <table:table-cell table:number-columns-repeated="3"/>
        </table:table-row>
        <table:table-row table:style-name="ro1">
          <table:table-cell office:value-type="string">
            <text:p>Elektrotechnik</text:p>
          </table:table-cell>
          <table:table-cell office:value-type="string">
            <text:p>ET</text:p>
          </table:table-cell>
          <table:table-cell table:number-columns-repeated="3"/>
        </table:table-row>
        <table:table-row table:style-name="ro2">
          <table:table-cell office:value-type="string">
            <text:p>Engineering Design</text:p>
          </table:table-cell>
          <table:table-cell office:value-type="string">
            <text:p>ED</text:p>
          </table:table-cell>
          <table:table-cell table:number-columns-repeated="3"/>
        </table:table-row>
        <table:table-row table:style-name="ro1">
          <table:table-cell office:value-type="string">
            <text:p>Energieeffizienz und Managementstrategien im Hochbau</text:p>
          </table:table-cell>
          <table:table-cell office:value-type="string">
            <text:p>EEMH</text:p>
          </table:table-cell>
          <table:table-cell table:number-columns-repeated="3"/>
        </table:table-row>
        <table:table-row table:style-name="ro1">
          <table:table-cell office:value-type="string">
            <text:p>Fachdolmetschen</text:p>
          </table:table-cell>
          <table:table-cell office:value-type="string">
            <text:p>FD</text:p>
          </table:table-cell>
          <table:table-cell table:number-columns-repeated="3"/>
        </table:table-row>
        <table:table-row table:style-name="ro1">
          <table:table-cell office:value-type="string">
            <text:p>Fachübersetzen</text:p>
          </table:table-cell>
          <table:table-cell office:value-type="string">
            <text:p>FÜ</text:p>
          </table:table-cell>
          <table:table-cell table:number-columns-repeated="3"/>
        </table:table-row>
        <table:table-row table:style-name="ro1">
          <table:table-cell office:value-type="string">
            <text:p>Gebärdensprachdolmetschen</text:p>
          </table:table-cell>
          <table:table-cell office:value-type="string">
            <text:p>GD</text:p>
          </table:table-cell>
          <table:table-cell table:number-columns-repeated="3"/>
        </table:table-row>
        <table:table-row table:style-name="ro1">
          <table:table-cell office:value-type="string">
            <text:p>Gesundheitsförderung und -management (Bachelor)</text:p>
          </table:table-cell>
          <table:table-cell office:value-type="string">
            <text:p>GFM;B</text:p>
          </table:table-cell>
          <table:table-cell table:number-columns-repeated="3"/>
        </table:table-row>
        <table:table-row table:style-name="ro1">
          <table:table-cell office:value-type="string">
            <text:p>Gesundheitsförderung und -management (Master)</text:p>
          </table:table-cell>
          <table:table-cell office:value-type="string">
            <text:p>GFM;M</text:p>
          </table:table-cell>
          <table:table-cell table:number-columns-repeated="3"/>
        </table:table-row>
        <table:table-row table:style-name="ro1">
          <table:table-cell office:value-type="string">
            <text:p>Industrial Design</text:p>
          </table:table-cell>
          <table:table-cell office:value-type="string">
            <text:p>IndD</text:p>
          </table:table-cell>
          <table:table-cell table:number-columns-repeated="3"/>
        </table:table-row>
        <table:table-row table:style-name="ro1">
          <table:table-cell office:value-type="string">
            <text:p>Ingenieurökologie</text:p>
          </table:table-cell>
          <table:table-cell office:value-type="string">
            <text:p>IngÖk</text:p>
          </table:table-cell>
          <table:table-cell table:number-columns-repeated="3"/>
        </table:table-row>
        <table:table-row table:style-name="ro1">
          <table:table-cell office:value-type="string">
            <text:p>Interaction Design</text:p>
          </table:table-cell>
          <table:table-cell office:value-type="string">
            <text:p>IntD</text:p>
          </table:table-cell>
          <table:table-cell table:number-columns-repeated="3"/>
        </table:table-row>
        <table:table-row table:style-name="ro1">
          <table:table-cell office:value-type="string">
            <text:p>Interkulturelle Wirtschaftskommunikation</text:p>
          </table:table-cell>
          <table:table-cell office:value-type="string">
            <text:p>IWK</text:p>
          </table:table-cell>
          <table:table-cell table:number-columns-repeated="3"/>
        </table:table-row>
        <table:table-row table:style-name="ro1">
          <table:table-cell office:value-type="string">
            <text:p>Journalistik/Medienmanagement (Bachelor)</text:p>
          </table:table-cell>
          <table:table-cell office:value-type="string">
            <text:p>JM;B</text:p>
          </table:table-cell>
          <table:table-cell table:number-columns-repeated="3"/>
        </table:table-row>
        <table:table-row table:style-name="ro1">
          <table:table-cell office:value-type="string">
            <text:p>Journalistik/Medienmanagement (Master)</text:p>
          </table:table-cell>
          <table:table-cell office:value-type="string">
            <text:p>JM;M</text:p>
          </table:table-cell>
          <table:table-cell table:number-columns-repeated="3"/>
        </table:table-row>
        <table:table-row table:style-name="ro1">
          <table:table-cell office:value-type="string">
            <text:p>Kreislaufwirtschaft</text:p>
          </table:table-cell>
          <table:table-cell office:value-type="string">
            <text:p>KW</text:p>
          </table:table-cell>
          <table:table-cell table:number-columns-repeated="3"/>
        </table:table-row>
        <table:table-row table:style-name="ro1">
          <table:table-cell office:value-type="string">
            <text:p>Maschinenbau (Bachelor)</text:p>
          </table:table-cell>
          <table:table-cell office:value-type="string">
            <text:p>MB;B</text:p>
          </table:table-cell>
          <table:table-cell table:number-columns-repeated="3"/>
        </table:table-row>
        <table:table-row table:style-name="ro1">
          <table:table-cell office:value-type="string">
            <text:p>Maschinenbau (Master)</text:p>
          </table:table-cell>
          <table:table-cell office:value-type="string">
            <text:p>MB;M</text:p>
          </table:table-cell>
          <table:table-cell table:number-columns-repeated="3"/>
        </table:table-row>
        <table:table-row table:style-name="ro1">
          <table:table-cell office:value-type="string">
            <text:p>Regenerative Energien</text:p>
          </table:table-cell>
          <table:table-cell office:value-type="string">
            <text:p>RE</text:p>
          </table:table-cell>
          <table:table-cell table:number-columns-repeated="3"/>
        </table:table-row>
        <table:table-row table:style-name="ro1">
          <table:table-cell office:value-type="string">
            <text:p>Sicherheit und Gefahrenabwehr (Bachelor)</text:p>
          </table:table-cell>
          <table:table-cell office:value-type="string">
            <text:p>SGA;B</text:p>
          </table:table-cell>
          <table:table-cell table:number-columns-repeated="3"/>
        </table:table-row>
        <table:table-row table:style-name="ro1">
          <table:table-cell office:value-type="string">
            <text:p>Sicherheit und Gefahrenabwehr (Master)</text:p>
          </table:table-cell>
          <table:table-cell office:value-type="string">
            <text:p>SGA;M</text:p>
          </table:table-cell>
          <table:table-cell table:number-columns-repeated="3"/>
        </table:table-row>
        <table:table-row table:style-name="ro1">
          <table:table-cell office:value-type="string">
            <text:p>Soziale Arbeit (Bachelor)</text:p>
          </table:table-cell>
          <table:table-cell office:value-type="string">
            <text:p>Soz;B</text:p>
          </table:table-cell>
          <table:table-cell table:number-columns-repeated="3"/>
        </table:table-row>
        <table:table-row table:style-name="ro1">
          <table:table-cell office:value-type="string">
            <text:p>Soziale Arbeit (Master)</text:p>
          </table:table-cell>
          <table:table-cell office:value-type="string">
            <text:p>Soz;M</text:p>
          </table:table-cell>
          <table:table-cell table:number-columns-repeated="3"/>
        </table:table-row>
        <table:table-row table:style-name="ro1">
          <table:table-cell office:value-type="string">
            <text:p>Statistik</text:p>
          </table:table-cell>
          <table:table-cell office:value-type="string">
            <text:p>Stat</text:p>
          </table:table-cell>
          <table:table-cell table:number-columns-repeated="3"/>
        </table:table-row>
        <table:table-row table:style-name="ro1">
          <table:table-cell office:value-type="string">
            <text:p>Systems Engineering</text:p>
          </table:table-cell>
          <table:table-cell office:value-type="string">
            <text:p>SysE</text:p>
          </table:table-cell>
          <table:table-cell table:number-columns-repeated="3"/>
        </table:table-row>
        <table:table-row table:style-name="ro1">
          <table:table-cell office:value-type="string">
            <text:p>Tiefbau, Verkehrs- und Brückenbau</text:p>
          </table:table-cell>
          <table:table-cell office:value-type="string">
            <text:p>TVB</text:p>
          </table:table-cell>
          <table:table-cell table:number-columns-repeated="3"/>
        </table:table-row>
        <table:table-row table:style-name="ro1">
          <table:table-cell office:value-type="string">
            <text:p>Wasserwirtschaft (Bachelor)</text:p>
          </table:table-cell>
          <table:table-cell office:value-type="string">
            <text:p>WW;B</text:p>
          </table:table-cell>
          <table:table-cell table:number-columns-repeated="3"/>
        </table:table-row>
        <table:table-row table:style-name="ro1">
          <table:table-cell office:value-type="string">
            <text:p>Wasserwirtschaft (Master)</text:p>
          </table:table-cell>
          <table:table-cell office:value-type="string">
            <text:p>WW;M</text:p>
          </table:table-cell>
          <table:table-cell table:number-columns-repeated="3"/>
        </table:table-row>
        <table:table-row table:style-name="ro1">
          <table:table-cell office:value-type="string">
            <text:p>Wirtschaftsingenieurwesen</text:p>
          </table:table-cell>
          <table:table-cell office:value-type="string">
            <text:p>Wing</text:p>
          </table:table-cell>
          <table:table-cell table:number-columns-repeated="3"/>
        </table:table-row>
        <table:table-row table:style-name="ro1">
          <table:table-cell table:style-name="ce1" office:value-type="string">
            <text:p>Betriebswirtschaftslehre</text:p>
          </table:table-cell>
          <table:table-cell table:style-name="ce1" office:value-type="string">
            <text:p>BWL</text:p>
          </table:table-cell>
          <table:table-cell table:number-columns-repeated="3"/>
        </table:table-row>
        <table:table-row table:style-name="ro1">
          <table:table-cell office:value-type="string">
            <text:p>Medizin</text:p>
          </table:table-cell>
          <table:table-cell office:value-type="string">
            <text:p>MED</text:p>
          </table:table-cell>
          <table:table-cell table:number-columns-repeated="3"/>
        </table:table-row>
        <table:table-row table:style-name="ro1">
          <table:table-cell office:value-type="string">
            <text:p>Lehramt an berufsbildenden Schulen</text:p>
          </table:table-cell>
          <table:table-cell office:value-type="string">
            <text:p>LB</text:p>
          </table:table-cell>
          <table:table-cell table:number-columns-repeated="3"/>
        </table:table-row>
        <table:table-row table:style-name="ro1">
          <table:table-cell office:value-type="string">
            <text:p>Lehramt an Gymnasien</text:p>
          </table:table-cell>
          <table:table-cell office:value-type="string">
            <text:p>LG</text:p>
          </table:table-cell>
          <table:table-cell table:number-columns-repeated="3"/>
        </table:table-row>
        <table:table-row table:style-name="ro1">
          <table:table-cell office:value-type="string">
            <text:p>Lehramt an Sekundarschulen</text:p>
          </table:table-cell>
          <table:table-cell office:value-type="string">
            <text:p>LS</text:p>
          </table:table-cell>
          <table:table-cell table:number-columns-repeated="3"/>
        </table:table-row>
        <table:table-row table:style-name="ro2">
          <table:table-cell office:value-type="string">
            <text:p>Magisterstudiengang</text:p>
          </table:table-cell>
          <table:table-cell office:value-type="string">
            <text:p>MAG</text:p>
          </table:table-cell>
          <table:table-cell table:number-columns-repeated="3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>
            <text:p>Betriebliche Berufsbildung und Berufsbildungsmanagement</text:p>
          </table:table-cell>
          <table:table-cell office:value-type="string">
            <text:p>BBG;M</text:p>
          </table:table-cell>
        </table:table-row>
        <table:table-row table:style-name="ro2">
          <table:table-cell office:value-type="string">
            <text:p>Chemical and Process Engineering</text:p>
          </table:table-cell>
          <table:table-cell office:value-type="string">
            <text:p>CPE;M</text:p>
          </table:table-cell>
        </table:table-row>
        <table:table-row table:style-name="ro1">
          <table:table-cell office:value-type="string">
            <text:p>Computational Visualistics (Master)</text:p>
          </table:table-cell>
          <table:table-cell office:value-type="string">
            <text:p>CV;M</text:p>
          </table:table-cell>
        </table:table-row>
        <table:table-row table:style-name="ro2">
          <table:table-cell office:value-type="string">
            <text:p>Computer Science (Master)</text:p>
          </table:table-cell>
          <table:table-cell office:value-type="string">
            <text:p>CS;M</text:p>
          </table:table-cell>
        </table:table-row>
        <table:table-row table:style-name="ro2">
          <table:table-cell office:value-type="string">
            <text:p>Computer Systems in Engineering</text:p>
          </table:table-cell>
          <table:table-cell office:value-type="string">
            <text:p>CSE;M</text:p>
          </table:table-cell>
        </table:table-row>
        <table:table-row table:style-name="ro1">
          <table:table-cell office:value-type="string">
            <text:p>Computermathematik (Master)</text:p>
          </table:table-cell>
          <table:table-cell office:value-type="string">
            <text:p>CMA;M</text:p>
          </table:table-cell>
        </table:table-row>
        <table:table-row table:style-name="ro1">
          <table:table-cell office:value-type="string">
            <text:p>Computervisualistik (Master)</text:p>
          </table:table-cell>
          <table:table-cell office:value-type="string">
            <text:p>CV;M</text:p>
          </table:table-cell>
        </table:table-row>
        <table:table-row table:style-name="ro1">
          <table:table-cell office:value-type="string">
            <text:p>Cultural Engineering</text:p>
          </table:table-cell>
          <table:table-cell office:value-type="string">
            <text:p>CuE;M</text:p>
          </table:table-cell>
        </table:table-row>
        <table:table-row table:style-name="ro2">
          <table:table-cell office:value-type="string">
            <text:p>Data &amp; Knowledge Engineering</text:p>
          </table:table-cell>
          <table:table-cell office:value-type="string">
            <text:p>DKE;M</text:p>
          </table:table-cell>
        </table:table-row>
        <table:table-row table:style-name="ro2">
          <table:table-cell office:value-type="string">
            <text:p>Economics and Finance</text:p>
          </table:table-cell>
          <table:table-cell office:value-type="string">
            <text:p>ECF;M</text:p>
          </table:table-cell>
        </table:table-row>
        <table:table-row table:style-name="ro2">
          <table:table-cell office:value-type="string">
            <text:p>Electrical Engineering and Information Technology</text:p>
          </table:table-cell>
          <table:table-cell office:value-type="string">
            <text:p>EEIT;M</text:p>
          </table:table-cell>
        </table:table-row>
        <table:table-row table:style-name="ro1">
          <table:table-cell office:value-type="string">
            <text:p>Elektrische Energiesysteme</text:p>
          </table:table-cell>
          <table:table-cell office:value-type="string">
            <text:p>EE;M</text:p>
          </table:table-cell>
        </table:table-row>
        <table:table-row table:style-name="ro2">
          <table:table-cell office:value-type="string">
            <text:p>European Studies (Master)</text:p>
          </table:table-cell>
          <table:table-cell office:value-type="string">
            <text:p>EUS;M</text:p>
          </table:table-cell>
        </table:table-row>
        <table:table-row table:style-name="ro1">
          <table:table-cell office:value-type="string">
            <text:p>Friedens- und Konfliktforschung (Master)</text:p>
          </table:table-cell>
          <table:table-cell office:value-type="string">
            <text:p>FKF;M</text:p>
          </table:table-cell>
        </table:table-row>
        <table:table-row table:style-name="ro1">
          <table:table-cell office:value-type="string">
            <text:p>Informatik (Master)</text:p>
          </table:table-cell>
          <table:table-cell office:value-type="string">
            <text:p>IF;M</text:p>
          </table:table-cell>
        </table:table-row>
        <table:table-row table:style-name="ro2">
          <table:table-cell office:value-type="string">
            <text:p>International Business Studies</text:p>
          </table:table-cell>
          <table:table-cell office:value-type="string">
            <text:p>IBS;M</text:p>
          </table:table-cell>
        </table:table-row>
        <table:table-row table:style-name="ro2">
          <table:table-cell office:value-type="string">
            <text:p>International Vocational Education</text:p>
          </table:table-cell>
          <table:table-cell office:value-type="string">
            <text:p>IVE;M</text:p>
          </table:table-cell>
        </table:table-row>
        <table:table-row table:style-name="ro2">
          <table:table-cell office:value-type="string">
            <text:p>Management (Master)</text:p>
          </table:table-cell>
          <table:table-cell office:value-type="string">
            <text:p>MAN;M</text:p>
          </table:table-cell>
        </table:table-row>
        <table:table-row table:style-name="ro2">
          <table:table-cell office:value-type="string">
            <text:p>Mechanical and Process Engineering</text:p>
          </table:table-cell>
          <table:table-cell office:value-type="string">
            <text:p>MPE;M</text:p>
          </table:table-cell>
        </table:table-row>
        <table:table-row table:style-name="ro2">
          <table:table-cell office:value-type="string">
            <text:p>Quality, Safety and Environment</text:p>
          </table:table-cell>
          <table:table-cell office:value-type="string">
            <text:p>QSE;M</text:p>
          </table:table-cell>
        </table:table-row>
        <table:table-row table:style-name="ro1">
          <table:table-cell office:value-type="string">
            <text:p>Sicherheit und Gefahrenabwehr (Master)</text:p>
          </table:table-cell>
          <table:table-cell office:value-type="string">
            <text:p>SGA;M</text:p>
          </table:table-cell>
        </table:table-row>
        <table:table-row table:style-name="ro1">
          <table:table-cell office:value-type="string">
            <text:p>Technical and Vocational Education and Training</text:p>
          </table:table-cell>
          <table:table-cell office:value-type="string">
            <text:p>TeVo;M</text:p>
          </table:table-cell>
        </table:table-row>
        <table:table-row table:style-name="ro1">
          <table:table-cell table:style-name="ce1" office:value-type="string">
            <text:p>Wirtschaftsinformatik (Master)</text:p>
          </table:table-cell>
          <table:table-cell table:style-name="ce1" office:value-type="string">
            <text:p>WIF;M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21.02.2007</text:date>, <text:time>23:1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21T21:40:08</meta:creation-date>
    <dc:date>2007-02-21T23:16:46</dc:date>
    <dc:language>en-US</dc:language>
    <meta:editing-cycles>29</meta:editing-cycles>
    <meta:editing-duration>PT1H36M39S</meta:editing-duration>
    <meta:user-defined meta:name="Info 1"/>
    <meta:user-defined meta:name="Info 2"/>
    <meta:user-defined meta:name="Info 3"/>
    <meta:user-defined meta:name="Info 4"/>
    <meta:document-statistic meta:table-count="3" meta:cell-count="274"/>
  </office:meta>
</office:document-meta>
</file>